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075in"/>
    </style:style>
    <style:style style:name="co3" style:family="table-column">
      <style:table-column-properties fo:break-before="auto" style:column-width="2.0319in"/>
    </style:style>
    <style:style style:name="co4" style:family="table-column">
      <style:table-column-properties fo:break-before="auto" style:column-width="2.0098in"/>
    </style:style>
    <style:style style:name="co5" style:family="table-column">
      <style:table-column-properties fo:break-before="auto" style:column-width="2.1299in"/>
    </style:style>
    <style:style style:name="co6" style:family="table-column">
      <style:table-column-properties fo:break-before="auto" style:column-width="1.6819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1.7583in"/>
    </style:style>
    <style:style style:name="co9" style:family="table-column">
      <style:table-column-properties fo:break-before="auto" style:column-width="1.1689in"/>
    </style:style>
    <style:style style:name="co10" style:family="table-column">
      <style:table-column-properties fo:break-before="auto" style:column-width="1.6055in"/>
    </style:style>
    <style:style style:name="co11" style:family="table-column">
      <style:table-column-properties fo:break-before="auto" style:column-width="1.289in"/>
    </style:style>
    <style:style style:name="co12" style:family="table-column">
      <style:table-column-properties fo:break-before="auto" style:column-width="2.0535in"/>
    </style:style>
    <style:style style:name="co14" style:family="table-column">
      <style:table-column-properties fo:break-before="auto" style:column-width="1.8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row table:style-name="ro2">
          <table:table-cell table:style-name="ce1" office:value-type="string">
            <text:p>Personality Analyst</text:p>
          </table:table-cell>
          <table:table-cell table:style-name="ce1"/>
          <table:table-cell table:number-columns-repeated="11"/>
        </table:table-row>
        <table:table-row table:style-name="ro2">
          <table:table-cell office:value-type="string">
            <text:p>Free – Spirit</text:p>
          </table:table-cell>
          <table:table-cell table:number-columns-repeated="12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>
            <text:p>Categorie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" office:value-type="string">
            <text:p><text:span text:style-name="T1">*</text:span><text:span text:style-name="T2">Alternative</text:span><text:span text:style-name="T1"> </text:span><text:span text:style-name="T2">Careers</text:span></text:p>
          </table:table-cell>
          <table:table-cell/>
          <table:table-cell table:style-name="ce2" office:value-type="string">
            <text:p>Millennial Generational Expert</text:p>
          </table:table-cell>
          <table:table-cell office:value-type="string">
            <text:p>Roughneck</text:p>
          </table:table-cell>
          <table:table-cell table:style-name="ce2" office:value-type="string">
            <text:p>Crop duster pilot</text:p>
          </table:table-cell>
          <table:table-cell table:style-name="ce2" office:value-type="string">
            <text:p>Sustainability Expert </text:p>
          </table:table-cell>
          <table:table-cell table:style-name="ce2" office:value-type="string">
            <text:p>Lab ra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ypes</text:p>
          </table:table-cell>
          <table:table-cell table:style-name="ce1" table:number-columns-repeated="2"/>
          <table:table-cell/>
          <table:table-cell office:value-type="string">
            <text:p>Information Broker</text:p>
          </table:table-cell>
          <table:table-cell office:value-type="string">
            <text:p>Genetic Counselor</text:p>
          </table:table-cell>
          <table:table-cell office:value-type="string">
            <text:p>Menu Engineer</text:p>
          </table:table-cell>
          <table:table-cell office:value-type="string">
            <text:p>Urban Planner</text:p>
          </table:table-cell>
          <table:table-cell table:number-columns-repeated="5"/>
        </table:table-row>
        <table:table-row table:style-name="ro2">
          <table:table-cell office:value-type="string">
            <text:p>Jobs for Moms</text:p>
          </table:table-cell>
          <table:table-cell/>
          <table:table-cell table:style-name="ce1"/>
          <table:table-cell table:number-columns-repeated="8"/>
          <table:table-cell table:style-name="ce2"/>
          <table:table-cell/>
        </table:table-row>
        <table:table-row table:style-name="ro2">
          <table:table-cell office:value-type="string">
            <text:p>Jobs for Parents</text:p>
          </table:table-cell>
          <table:table-cell table:number-columns-repeated="12"/>
        </table:table-row>
        <table:table-row table:style-name="ro2">
          <table:table-cell office:value-type="string">
            <text:p>Part time Jobs</text:p>
          </table:table-cell>
          <table:table-cell/>
          <table:table-cell office:value-type="string">
            <text:p>Acting</text:p>
          </table:table-cell>
          <table:table-cell office:value-type="string">
            <text:p>Actor</text:p>
          </table:table-cell>
          <table:table-cell office:value-type="string">
            <text:p>Actress</text:p>
          </table:table-cell>
          <table:table-cell table:number-columns-repeated="8"/>
        </table:table-row>
        <table:table-row table:style-name="ro2">
          <table:table-cell office:value-type="string">
            <text:p>Permanent from Temp</text:p>
          </table:table-cell>
          <table:table-cell/>
          <table:table-cell office:value-type="string">
            <text:p>Administrative</text:p>
          </table:table-cell>
          <table:table-cell table:number-columns-repeated="10"/>
        </table:table-row>
        <table:table-row table:style-name="ro2">
          <table:table-cell office:value-type="string">
            <text:p>Internships</text:p>
          </table:table-cell>
          <table:table-cell/>
          <table:table-cell office:value-type="string">
            <text:p>Aircraft</text:p>
          </table:table-cell>
          <table:table-cell office:value-type="string">
            <text:p>Aircraft Dispatcher</text:p>
          </table:table-cell>
          <table:table-cell office:value-type="string">
            <text:p>Aircraft Mechanic</text:p>
          </table:table-cell>
          <table:table-cell office:value-type="string">
            <text:p>Airline Pilot</text:p>
          </table:table-cell>
          <table:table-cell office:value-type="string">
            <text:p>Flight Attendant</text:p>
          </table:table-cell>
          <table:table-cell table:number-columns-repeated="6"/>
        </table:table-row>
        <table:table-row table:style-name="ro3">
          <table:table-cell office:value-type="string">
            <text:p>Promotions</text:p>
          </table:table-cell>
          <table:table-cell/>
          <table:table-cell office:value-type="string">
            <text:p>Animal Careers</text:p>
          </table:table-cell>
          <table:table-cell office:value-type="string">
            <text:p>Zoo Director</text:p>
          </table:table-cell>
          <table:table-cell office:value-type="string">
            <text:p>Zoologist</text:p>
          </table:table-cell>
          <table:table-cell office:value-type="string">
            <text:p>Marine Biologist</text:p>
          </table:table-cell>
          <table:table-cell office:value-type="string">
            <text:p>Veterinarian</text:p>
          </table:table-cell>
          <table:table-cell table:style-name="ce2" office:value-type="string">
            <text:p>Crab fisherman</text:p>
          </table:table-cell>
          <table:table-cell table:number-columns-repeated="5"/>
        </table:table-row>
        <table:table-row table:style-name="ro2">
          <table:table-cell office:value-type="string">
            <text:p>Seasonal</text:p>
          </table:table-cell>
          <table:table-cell/>
          <table:table-cell office:value-type="string">
            <text:p>Architecture</text:p>
          </table:table-cell>
          <table:table-cell table:number-columns-repeated="10"/>
        </table:table-row>
        <table:table-row table:style-name="ro2">
          <table:table-cell office:value-type="string">
            <text:p>Summer</text:p>
          </table:table-cell>
          <table:table-cell/>
          <table:table-cell office:value-type="string">
            <text:p>The Arts</text:p>
          </table:table-cell>
          <table:table-cell office:value-type="string">
            <text:p>Art Appraiser</text:p>
          </table:table-cell>
          <table:table-cell office:value-type="string">
            <text:p>Art Auctioneer</text:p>
          </table:table-cell>
          <table:table-cell office:value-type="string">
            <text:p>Professional Artist</text:p>
          </table:table-cell>
          <table:table-cell office:value-type="string">
            <text:p>Dancer</text:p>
          </table:table-cell>
          <table:table-cell office:value-type="string">
            <text:p>Ballet</text:p>
          </table:table-cell>
          <table:table-cell table:number-columns-repeated="5"/>
        </table:table-row>
        <table:table-row table:style-name="ro2">
          <table:table-cell office:value-type="string">
            <text:p>summer Jobs for Kids</text:p>
          </table:table-cell>
          <table:table-cell table:number-columns-repeated="2"/>
          <table:table-cell office:value-type="string">
            <text:p>Writer</text:p>
          </table:table-cell>
          <table:table-cell office:value-type="string">
            <text:p>Editor</text:p>
          </table:table-cell>
          <table:table-cell office:value-type="string">
            <text:p>Publicist</text:p>
          </table:table-cell>
          <table:table-cell office:value-type="string">
            <text:p>Blogger</text:p>
          </table:table-cell>
          <table:table-cell table:number-columns-repeated="6"/>
        </table:table-row>
        <table:table-row table:style-name="ro3">
          <table:table-cell office:value-type="string">
            <text:p>Summer jobs for teachers</text:p>
          </table:table-cell>
          <table:table-cell/>
          <table:table-cell office:value-type="string">
            <text:p>Assisted Living</text:p>
          </table:table-cell>
          <table:table-cell office:value-type="string">
            <text:p>Personal Assistant</text:p>
          </table:table-cell>
          <table:table-cell office:value-type="string">
            <text:p>Personal Fitness Trainer</text:p>
          </table:table-cell>
          <table:table-cell office:value-type="string">
            <text:p>Admissions Consultant</text:p>
          </table:table-cell>
          <table:table-cell office:value-type="string">
            <text:p>Image Consultant</text:p>
          </table:table-cell>
          <table:table-cell office:value-type="string">
            <text:p>Wedding Planner</text:p>
          </table:table-cell>
          <table:table-cell office:value-type="string">
            <text:p>Event Planner</text:p>
          </table:table-cell>
          <table:table-cell table:style-name="ce2" office:value-type="string">
            <text:p>Dog walker</text:p>
          </table:table-cell>
          <table:table-cell office:value-type="string">
            <text:p>Hair Stylist</text:p>
          </table:table-cell>
          <table:table-cell table:number-columns-repeated="2"/>
        </table:table-row>
        <table:table-row table:style-name="ro2">
          <table:table-cell office:value-type="string">
            <text:p>Work at home jobs</text:p>
          </table:table-cell>
          <table:table-cell/>
          <table:table-cell office:value-type="string">
            <text:p>Audio***</text:p>
          </table:table-cell>
          <table:table-cell office:value-type="string">
            <text:p>Audio Engineer</text:p>
          </table:table-cell>
          <table:table-cell office:value-type="string">
            <text:p>Sound Design</text:p>
          </table:table-cell>
          <table:table-cell office:value-type="string">
            <text:p>Artist</text:p>
          </table:table-cell>
          <table:table-cell office:value-type="string">
            <text:p>Producer</text:p>
          </table:table-cell>
          <table:table-cell office:value-type="string">
            <text:p>Music Conductor</text:p>
          </table:table-cell>
          <table:table-cell table:number-columns-repeated="5"/>
        </table:table-row>
        <table:table-row table:style-name="ro2">
          <table:table-cell office:value-type="string">
            <text:p>Telecommute Jobs</text:p>
          </table:table-cell>
          <table:table-cell/>
          <table:table-cell office:value-type="string">
            <text:p>Business</text:p>
          </table:table-cell>
          <table:table-cell office:value-type="string">
            <text:p>Bookkeeping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Construction</text:p>
          </table:table-cell>
          <table:table-cell office:value-type="string">
            <text:p>Construction Worker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Call Center***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Consultant***</text:p>
          </table:table-cell>
          <table:table-cell office:value-type="string">
            <text:p>Career Counselor</text:p>
          </table:table-cell>
          <table:table-cell table:number-columns-repeated="9"/>
        </table:table-row>
        <table:table-row table:style-name="ro3">
          <table:table-cell table:style-name="ce1" office:value-type="string">
            <text:p>Organizations</text:p>
          </table:table-cell>
          <table:table-cell/>
          <table:table-cell office:value-type="string">
            <text:p>Criminal Justice</text:p>
          </table:table-cell>
          <table:table-cell office:value-type="string">
            <text:p>Lawyer</text:p>
          </table:table-cell>
          <table:table-cell office:value-type="string">
            <text:p>Judge</text:p>
          </table:table-cell>
          <table:table-cell table:style-name="ce2" office:value-type="string">
            <text:p>Crime scene cleaner</text:p>
          </table:table-cell>
          <table:table-cell table:number-columns-repeated="7"/>
        </table:table-row>
        <table:table-row table:style-name="ro2">
          <table:table-cell office:value-type="string">
            <text:p>Peace Corps</text:p>
          </table:table-cell>
          <table:table-cell/>
          <table:table-cell office:value-type="string">
            <text:p>Education</text:p>
          </table:table-cell>
          <table:table-cell office:value-type="string">
            <text:p>Teacher</text:p>
          </table:table-cell>
          <table:table-cell office:value-type="string">
            <text:p>Principal</text:p>
          </table:table-cell>
          <table:table-cell office:value-type="string">
            <text:p>Substitute Teacher</text:p>
          </table:table-cell>
          <table:table-cell office:value-type="string">
            <text:p>Teaching Abroad</text:p>
          </table:table-cell>
          <table:table-cell office:value-type="string">
            <text:p>Teaching Online</text:p>
          </table:table-cell>
          <table:table-cell office:value-type="string">
            <text:p>Dean</text:p>
          </table:table-cell>
          <table:table-cell office:value-type="string">
            <text:p>EFL Teaching</text:p>
          </table:table-cell>
          <table:table-cell table:number-columns-repeated="3"/>
        </table:table-row>
        <table:table-row table:style-name="ro3">
          <table:table-cell office:value-type="string">
            <text:p>Job Corp</text:p>
          </table:table-cell>
          <table:table-cell/>
          <table:table-cell table:style-name="ce2" office:value-type="string">
            <text:p>Energy &amp; Utilities </text:p>
          </table:table-cell>
          <table:table-cell table:number-columns-repeated="10"/>
        </table:table-row>
        <table:table-row table:style-name="ro3">
          <table:table-cell office:value-type="string">
            <text:p>Cultural Vistas</text:p>
          </table:table-cell>
          <table:table-cell/>
          <table:table-cell office:value-type="string">
            <text:p>Emergency Medical Services***</text:p>
          </table:table-cell>
          <table:table-cell office:value-type="string">
            <text:p>Emergency 911 Dispatcher</text:p>
          </table:table-cell>
          <table:table-cell table:style-name="ce2" office:value-type="string">
            <text:p>Highway patrol worker</text:p>
          </table:table-cell>
          <table:table-cell table:number-columns-repeated="8"/>
        </table:table-row>
        <table:table-row table:style-name="ro2">
          <table:table-cell office:value-type="string">
            <text:p>BUNAC</text:p>
          </table:table-cell>
          <table:table-cell/>
          <table:table-cell office:value-type="string">
            <text:p>Federal Law Enforcement</text:p>
          </table:table-cell>
          <table:table-cell office:value-type="string">
            <text:p>Police Officer</text:p>
          </table:table-cell>
          <table:table-cell office:value-type="string">
            <text:p>Detective</text:p>
          </table:table-cell>
          <table:table-cell table:number-columns-repeated="8"/>
        </table:table-row>
        <table:table-row table:style-name="ro2">
          <table:table-cell office:value-type="string">
            <text:p>JET Program</text:p>
          </table:table-cell>
          <table:table-cell/>
          <table:table-cell office:value-type="string">
            <text:p>Finance</text:p>
          </table:table-cell>
          <table:table-cell office:value-type="string">
            <text:p>Accountant</text:p>
          </table:table-cell>
          <table:table-cell office:value-type="string">
            <text:p>Financial Advisor</text:p>
          </table:table-cell>
          <table:table-cell office:value-type="string">
            <text:p>Investment Banker</text:p>
          </table:table-cell>
          <table:table-cell office:value-type="string">
            <text:p>Bank Telle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Freelance</text:p>
          </table:table-cell>
          <table:table-cell office:value-type="string">
            <text:p>Freelance Writer</text:p>
          </table:table-cell>
          <table:table-cell office:value-type="string">
            <text:p>Wedding Planner</text:p>
          </table:table-cell>
          <table:table-cell office:value-type="string">
            <text:p>Interior Designer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Funeral Service</text:p>
          </table:table-cell>
          <table:table-cell office:value-type="string">
            <text:p>Funeral Director</text:p>
          </table:table-cell>
          <table:table-cell table:style-name="ce2" office:value-type="string">
            <text:p>Embalmer</text:p>
          </table:table-cell>
          <table:table-cell office:value-type="string">
            <text:p>Grave Digger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Game Industry</text:p>
          </table:table-cell>
          <table:table-cell office:value-type="string">
            <text:p>Game Developer</text:p>
          </table:table-cell>
          <table:table-cell office:value-type="string">
            <text:p>Animation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Genealogist***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General Labor</text:p>
          </table:table-cell>
          <table:table-cell table:style-name="ce2" office:value-type="string">
            <text:p>Construction Worker</text:p>
          </table:table-cell>
          <table:table-cell office:value-type="string">
            <text:p>Electrician</text:p>
          </table:table-cell>
          <table:table-cell office:value-type="string">
            <text:p>Plumber</text:p>
          </table:table-cell>
          <table:table-cell office:value-type="string">
            <text:p>Roofer</text:p>
          </table:table-cell>
          <table:table-cell office:value-type="string">
            <text:p>Carpenter</text:p>
          </table:table-cell>
          <table:table-cell table:style-name="ce2" office:value-type="string">
            <text:p>Hazmat worker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Government</text:p>
          </table:table-cell>
          <table:table-cell table:style-name="ce2" office:value-type="string">
            <text:p>Trash collector</text:p>
          </table:table-cell>
          <table:table-cell table:style-name="ce2" office:value-type="string">
            <text:p>Sewer inspector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Human Resources***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HealthCare</text:p>
          </table:table-cell>
          <table:table-cell office:value-type="string">
            <text:p>Doctors</text:p>
          </table:table-cell>
          <table:table-cell office:value-type="string">
            <text:p>Nurses</text:p>
          </table:table-cell>
          <table:table-cell office:value-type="string">
            <text:p>CNAs</text:p>
          </table:table-cell>
          <table:table-cell office:value-type="string">
            <text:p>Radiologists</text:p>
          </table:table-cell>
          <table:table-cell table:style-name="ce2" office:value-type="string">
            <text:p>Gastroenterologist</text:p>
          </table:table-cell>
          <table:table-cell table:style-name="ce2" office:value-type="string">
            <text:p>Podiatrist</text:p>
          </table:table-cell>
          <table:table-cell office:value-type="string">
            <text:p>Paramedic</text:p>
          </table:table-cell>
          <table:table-cell office:value-type="string">
            <text:p>EMT</text:p>
          </table:table-cell>
          <table:table-cell office:value-type="string">
            <text:p>Nurse</text:p>
          </table:table-cell>
          <table:table-cell/>
        </table:table-row>
        <table:table-row table:style-name="ro3">
          <table:table-cell table:number-columns-repeated="3"/>
          <table:table-cell office:value-type="string">
            <text:p>Patient Advocate</text:p>
          </table:table-cell>
          <table:table-cell table:style-name="ce2" office:value-type="string">
            <text:p>Proctologist</text:p>
          </table:table-cell>
          <table:table-cell office:value-type="string">
            <text:p>Pharmacist</text:p>
          </table:table-cell>
          <table:table-cell/>
          <table:table-cell table:style-name="ce2" table:number-columns-repeated="2"/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Manufacturing and Production</text:p>
          </table:table-cell>
          <table:table-cell office:value-type="string">
            <text:p>Warehouse Associate</text:p>
          </table:table-cell>
          <table:table-cell office:value-type="string">
            <text:p>Stocker</text:p>
          </table:table-cell>
          <table:table-cell office:value-type="string">
            <text:p>Delivery Man</text:p>
          </table:table-cell>
          <table:table-cell table:style-name="ce2" office:value-type="string">
            <text:p>Truck drive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Marketing</text:p>
          </table:table-cell>
          <table:table-cell office:value-type="string">
            <text:p>Market Research Data Miner</text:p>
          </table:table-cell>
          <table:table-cell office:value-type="string">
            <text:p>Digital Marketing Specialist</text:p>
          </table:table-cell>
          <table:table-cell office:value-type="string">
            <text:p>Account Executive</text:p>
          </table:table-cell>
          <table:table-cell office:value-type="string">
            <text:p>Account Manager</text:p>
          </table:table-cell>
          <table:table-cell office:value-type="string">
            <text:p>Account Directo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Media</text:p>
          </table:table-cell>
          <table:table-cell office:value-type="string">
            <text:p>Book Publicist</text:p>
          </table:table-cell>
          <table:table-cell office:value-type="string">
            <text:p>Author</text:p>
          </table:table-cell>
          <table:table-cell office:value-type="string">
            <text:p>Meteorologis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>
            <text:p>Military</text:p>
          </table:table-cell>
          <table:table-cell table:style-name="ce2" office:value-type="string">
            <text:p>Iraq private security contractor</text:p>
          </table:table-cell>
          <table:table-cell table:style-name="ce2" office:value-type="string">
            <text:p>Soldier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Nonprofit</text:p>
          </table:table-cell>
          <table:table-cell office:value-type="string">
            <text:p>Fundraiser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Radio***</text:p>
          </table:table-cell>
          <table:table-cell office:value-type="string">
            <text:p>Radio Personality</text:p>
          </table:table-cell>
          <table:table-cell office:value-type="string">
            <text:p>Djs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Resort</text:p>
          </table:table-cell>
          <table:table-cell office:value-type="string">
            <text:p>Ski Instructor</text:p>
          </table:table-cell>
          <table:table-cell office:value-type="string">
            <text:p>BeachBody Coach</text:p>
          </table:table-cell>
          <table:table-cell office:value-type="string">
            <text:p>Zumba Instructor</text:p>
          </table:table-cell>
          <table:table-cell office:value-type="string">
            <text:p>Yoga Instructor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Sales</text:p>
          </table:table-cell>
          <table:table-cell table:style-name="ce2" office:value-type="string">
            <text:p>Commissioned salesperson</text:p>
          </table:table-cell>
          <table:table-cell office:value-type="string">
            <text:p>Insurance Agent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Service Industry</text:p>
          </table:table-cell>
          <table:table-cell table:style-name="ce2" office:value-type="string">
            <text:p>Unionized deli clerk</text:p>
          </table:table-cell>
          <table:table-cell office:value-type="string">
            <text:p>Cashier</text:p>
          </table:table-cell>
          <table:table-cell office:value-type="string">
            <text:p>Waiter</text:p>
          </table:table-cell>
          <table:table-cell office:value-type="string">
            <text:p>Night Watchmen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>
            <text:p>Social Media</text:p>
          </table:table-cell>
          <table:table-cell table:style-name="ce3" office:value-type="string">
            <text:p>Chief Listening Officer </text:p>
          </table:table-cell>
          <table:table-cell table:style-name="ce2" office:value-type="string">
            <text:p>social media manager </text:p>
          </table:table-cell>
          <table:table-cell office:value-type="string">
            <text:p>Social Media Intern</text:p>
          </table:table-cell>
          <table:table-cell office:value-type="string">
            <text:p>Internet Personality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Social Work***</text:p>
          </table:table-cell>
          <table:table-cell office:value-type="string">
            <text:p>Social Worker</text:p>
          </table:table-cell>
          <table:table-cell office:value-type="string">
            <text:p>Career Counselor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>
            <text:p>Sports</text:p>
          </table:table-cell>
          <table:table-cell office:value-type="string">
            <text:p>Sports Analyst</text:p>
          </table:table-cell>
          <table:table-cell office:value-type="string">
            <text:p>Boxer</text:p>
          </table:table-cell>
          <table:table-cell office:value-type="string">
            <text:p>Basketball Player</text:p>
          </table:table-cell>
          <table:table-cell table:style-name="ce2" office:value-type="string">
            <text:p>Sports Agent</text:p>
          </table:table-cell>
          <table:table-cell office:value-type="string">
            <text:p>Athletic Trainer</text:p>
          </table:table-cell>
          <table:table-cell office:value-type="string">
            <text:p>NASCAR Driver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>
            <text:p>Technology</text:p>
          </table:table-cell>
          <table:table-cell office:value-type="string">
            <text:p>Computer Programmer</text:p>
          </table:table-cell>
          <table:table-cell office:value-type="string">
            <text:p>Software Developer</text:p>
          </table:table-cell>
          <table:table-cell office:value-type="string">
            <text:p>Database Administrator</text:p>
          </table:table-cell>
          <table:table-cell office:value-type="string">
            <text:p>Mobile App Developer</text:p>
          </table:table-cell>
          <table:table-cell office:value-type="string">
            <text:p>Web Developer</text:p>
          </table:table-cell>
          <table:table-cell office:value-type="string">
            <text:p>Cryptographer</text:p>
          </table:table-cell>
          <table:table-cell table:style-name="ce2" office:value-type="string">
            <text:p>network administrators 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Cloud Services Specialist</text:p>
          </table:table-cell>
          <table:table-cell office:value-type="string">
            <text:p>Data Scientist</text:p>
          </table:table-cell>
          <table:table-cell office:value-type="string">
            <text:p>UI/UX Designer</text:p>
          </table:table-cell>
          <table:table-cell office:value-type="string">
            <text:p>Big Data Architect</text:p>
          </table:table-cell>
          <table:table-cell office:value-type="string">
            <text:p>Security Alarm Technician</text:p>
          </table:table-cell>
          <table:table-cell/>
          <table:table-cell table:style-name="ce2"/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Telecom</text:p>
          </table:table-cell>
          <table:table-cell table:style-name="ce2" office:value-type="string">
            <text:p>Toll booth collector</text:p>
          </table:table-cell>
          <table:table-cell table:number-columns-repeated="5"/>
          <table:table-cell table:style-name="ce2"/>
          <table:table-cell table:number-columns-repeated="3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11/12/2015</text:date>, <text:time>03:09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ante Holston</meta:initial-creator>
    <meta:creation-date>2014-11-29T21:51:12.16</meta:creation-date>
    <dc:date>2015-11-12T03:09:48</dc:date>
    <dc:creator>Devante Holston</dc:creator>
    <meta:editing-duration>P5DT4H47M20S</meta:editing-duration>
    <meta:editing-cycles>9</meta:editing-cycles>
    <meta:generator>OpenOffice/4.1.1$Unix OpenOffice.org_project/411m6$Build-9775</meta:generator>
    <meta:document-statistic meta:table-count="3" meta:cell-count="206" meta:object-count="0"/>
  </office:meta>
</office:document-meta>
</file>